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ccc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P1" style:family="paragraph">
      <style:paragraph-properties fo:line-height="125%" fo:text-align="center"/>
    </style:style>
    <style:style style:name="P2" style:family="paragraph">
      <style:paragraph-properties fo:line-height="125%" fo:text-align="center"/>
      <style:text-properties style:font-name="Courier1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Courier1" fo:font-size="8pt" style:font-size-asian="8pt" style:font-size-complex="8pt"/>
    </style:style>
    <style:style style:name="P5" style:family="paragraph">
      <style:paragraph-properties fo:text-align="end"/>
      <style:text-properties style:font-name="Arial" fo:font-size="8pt" style:font-size-asian="8pt" style:font-size-complex="8pt"/>
    </style:style>
    <style:style style:name="P6" style:family="paragraph">
      <style:paragraph-properties fo:text-align="start"/>
      <style:text-properties style:font-name="Arial" fo:font-size="8pt" style:font-size-asian="8pt" style:font-size-complex="8pt"/>
    </style:style>
    <style:style style:name="T1" style:family="text">
      <style:text-properties style:font-name="Courier1" fo:font-size="8pt" style:font-size-asian="8pt" style:font-size-complex="8pt"/>
    </style:style>
    <style:style style:name="T2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cm" svg:height="1.15cm" svg:x="0.1cm" svg:y="0.75cm">
          <text:p text:style-name="P1"><text:span text:style-name="T1">attachreg()</text:span></text:p>
          <text:p text:style-name="P1"><text:span text:style-name="T1">dupreg(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0.65cm" svg:x="0.1cm" svg:y="0.1cm">
          <text:p text:style-name="P3"><text:span text:style-name="T1">fork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0.65cm" svg:x="2.6cm" svg:y="0.75cm">
          <text:p text:style-name="P1"><text:span text:style-name="T1">growreg(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0.65cm" svg:x="2.6cm" svg:y="0.1cm">
          <text:p text:style-name="P3"><text:span text:style-name="T1">brk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15cm" svg:x="5.1cm" svg:y="0.75cm">
          <text:p text:style-name="P1"><text:span text:style-name="T1">detachreg()</text:span></text:p>
          <text:p text:style-name="P1"><text:span text:style-name="T1">freereg(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0.65cm" svg:x="5.1cm" svg:y="0.1cm">
          <text:p text:style-name="P3"><text:span text:style-name="T1">exit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7.6cm" svg:y="0.75cm">
          <text:p text:style-name="P1"><text:span text:style-name="T1">allocreg()</text:span></text:p>
          <text:p text:style-name="P1"><text:span text:style-name="T1">attachreg()</text:span></text:p>
          <text:p text:style-name="P1"><text:span text:style-name="T1">loadreg(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0.65cm" svg:x="7.6cm" svg:y="0.1cm">
          <text:p text:style-name="P3"><text:span text:style-name="T1">execve(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75cm" svg:height="0.5cm" svg:x="10.3cm" svg:y="1.3cm">
          <text:p text:style-name="P5"><text:span text:style-name="T2">Memory Regions 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3cm" svg:height="0.75cm" svg:x="10.3cm" svg:y="0.1cm">
          <text:p text:style-name="P6"><text:span text:style-name="T2">Process Management</text:span></text:p>
          <text:p text:style-name="P6"><text:span text:style-name="T2">System Cal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2cm" svg:height="0.65cm" svg:x="10.1cm" svg:y="0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3" draw:layer="layout" svg:width="0.2cm" svg:height="1.65cm" svg:x="10.1cm" svg:y="0.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09:07:51.286461096</meta:creation-date>
    <dc:date>2015-08-21T09:56:09.973209685</dc:date>
    <meta:editing-duration>PT11M19S</meta:editing-duration>
    <meta:editing-cycles>4</meta:editing-cycles>
    <meta:generator>LibreOffice/4.2.8.2$Linux_X86_64 LibreOffice_project/420m0$Build-2</meta:generator>
    <meta:document-statistic meta:object-count="12"/>
  </office:meta>
</office:document-meta>
</file>